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Nimbus Roman1" svg:font-family="'Nimbus Roman'" style:font-pitch="fixed"/>
    <style:font-face style:name="Alegreya Black" svg:font-family="'Alegreya Black'" style:font-pitch="variable"/>
    <style:font-face style:name="Nimbus Roman" svg:font-family="'Nimbus Roman'" style:font-family-generic="roman" style:font-pitch="variable"/>
    <style:font-face style:name="Noto Serif Tangut" svg:font-family="'Noto Serif Tangut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style:font-name="Times new roman" officeooo:rsid="001a963d" officeooo:paragraph-rsid="001a963d"/>
    </style:style>
    <style:style style:name="P2" style:family="paragraph" style:parent-style-name="Standard">
      <style:paragraph-properties fo:break-before="page"/>
      <style:text-properties style:font-name="Times new roman" fo:font-size="12pt" fo:font-weight="bold" officeooo:rsid="001df0c8" officeooo:paragraph-rsid="001df0c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officeooo:paragraph-rsid="001c3c40"/>
    </style:style>
    <style:style style:name="P5" style:family="paragraph" style:parent-style-name="Heading_20_1">
      <style:text-properties style:font-name="Times new roman"/>
    </style:style>
    <style:style style:name="P6" style:family="paragraph" style:parent-style-name="Heading_20_1">
      <style:text-properties style:font-name="Times new roman" fo:font-size="18.2000007629395pt" fo:font-weight="bold" officeooo:rsid="001a963d" officeooo:paragraph-rsid="001a96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7" style:family="paragraph" style:parent-style-name="Heading_20_1">
      <style:text-properties style:font-name="Times new roman" fo:font-size="18.2000007629395pt" fo:font-weight="bold" officeooo:rsid="00242c3d" officeooo:paragraph-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8" style:family="paragraph" style:parent-style-name="Heading_20_1">
      <style:text-properties style:font-name="Times new roman" officeooo:paragraph-rsid="001a963d"/>
    </style:style>
    <style:style style:name="P9" style:family="paragraph" style:parent-style-name="Heading_20_1">
      <style:text-properties style:font-name="Times new roman" officeooo:rsid="001ca5b5" officeooo:paragraph-rsid="001ca5b5"/>
    </style:style>
    <style:style style:name="P10" style:family="paragraph" style:parent-style-name="Heading_20_1">
      <style:text-properties style:font-name="Times new roman" officeooo:rsid="001c3c40" officeooo:paragraph-rsid="001c3c40"/>
    </style:style>
    <style:style style:name="P11" style:family="paragraph" style:parent-style-name="Heading_20_1">
      <style:text-properties style:font-name="Times new roman" officeooo:rsid="002378be" officeooo:paragraph-rsid="002378be"/>
    </style:style>
    <style:style style:name="P12" style:family="paragraph" style:parent-style-name="Heading_20_2">
      <style:text-properties style:font-name="Times new roman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text-properties style:font-name="Times new roman" fo:font-size="12pt" officeooo:rsid="00301219" officeooo:paragraph-rsid="00301219" style:font-size-asian="12pt" style:font-size-complex="12pt"/>
    </style:style>
    <style:style style:name="P15" style:family="paragraph" style:parent-style-name="Text_20_body" style:list-style-name="L6">
      <style:text-properties style:font-name="Times new roman" fo:font-size="12pt" officeooo:paragraph-rsid="002cff62" style:font-size-asian="12pt" style:font-size-complex="12pt"/>
    </style:style>
    <style:style style:name="P16" style:family="paragraph" style:parent-style-name="Text_20_body" style:list-style-name="L6">
      <style:text-properties style:font-name="Times new roman" fo:font-size="12pt" officeooo:paragraph-rsid="0035eb60" style:font-size-asian="12pt" style:font-size-complex="12pt"/>
    </style:style>
    <style:style style:name="P17" style:family="paragraph" style:parent-style-name="Text_20_body" style:list-style-name="L6">
      <style:text-properties style:font-name="Times new roman" fo:font-size="12pt" officeooo:paragraph-rsid="003731bc" style:font-size-asian="12pt" style:font-size-complex="12pt"/>
    </style:style>
    <style:style style:name="P18" style:family="paragraph" style:parent-style-name="Text_20_body" style:list-style-name="L6">
      <style:text-properties style:font-name="Times new roman" fo:font-size="12pt" officeooo:paragraph-rsid="0039f093" style:font-size-asian="12pt" style:font-size-complex="12pt"/>
    </style:style>
    <style:style style:name="P19" style:family="paragraph" style:parent-style-name="Text_20_body" style:list-style-name="L6">
      <style:text-properties style:font-name="Times new roman" fo:font-size="12pt" officeooo:paragraph-rsid="003c4666" style:font-size-asian="12pt" style:font-size-complex="12pt"/>
    </style:style>
    <style:style style:name="P20" style:family="paragraph" style:parent-style-name="Text_20_body" style:list-style-name="L6">
      <style:text-properties style:font-name="Times new roman" fo:font-size="12pt" fo:font-weight="normal" officeooo:rsid="0039f093" officeooo:paragraph-rsid="0039f093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text-properties style:font-name="Times new roman" fo:font-size="12pt" fo:font-weight="normal" officeooo:rsid="00242c3d" officeooo:paragraph-rsid="00242c3d" style:font-name-asian="Nimbus Sans1" style:font-size-asian="12pt" style:font-weight-asian="normal" style:font-name-complex="Noto Sans Devanagari" style:font-size-complex="12pt" style:font-weight-complex="normal"/>
    </style:style>
    <style:style style:name="P22" style:family="paragraph" style:parent-style-name="Text_20_body" style:list-style-name="L6">
      <style:text-properties style:font-name="Times new roman" fo:font-size="12pt" fo:font-weight="bold" officeooo:rsid="0039f093" officeooo:paragraph-rsid="0039f093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Times new roman" fo:font-size="18.2000007629395pt" fo:font-weight="bold" officeooo:rsid="0025fe2a" officeooo:paragraph-rsid="0025fe2a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24" style:family="paragraph" style:parent-style-name="Text_20_body">
      <style:text-properties style:font-name="Times new roman" fo:font-size="18.2000007629395pt" fo:font-weight="bold" officeooo:rsid="00242c3d" officeooo:paragraph-rsid="002378be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25" style:family="paragraph" style:parent-style-name="Text_20_body">
      <style:text-properties style:font-name="Times new roman" fo:font-size="18.2000007629395pt" fo:font-weight="bold" officeooo:rsid="00242c3d" officeooo:paragraph-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26" style:family="paragraph" style:parent-style-name="Text_20_body">
      <style:text-properties style:font-name="Times new roman" officeooo:paragraph-rsid="001a963d"/>
    </style:style>
    <style:style style:name="P27" style:family="paragraph" style:parent-style-name="Text_20_body">
      <style:text-properties style:font-name="Times new roman" officeooo:rsid="001ca5b5" officeooo:paragraph-rsid="001ca5b5"/>
    </style:style>
    <style:style style:name="P28" style:family="paragraph" style:parent-style-name="Text_20_body" style:list-style-name="L1">
      <style:text-properties style:font-name="Times new roman" officeooo:rsid="001ca5b5" officeooo:paragraph-rsid="001ca5b5"/>
    </style:style>
    <style:style style:name="P29" style:family="paragraph" style:parent-style-name="Text_20_body" style:list-style-name="L1">
      <style:text-properties style:font-name="Times new roman" officeooo:paragraph-rsid="001ca5b5"/>
    </style:style>
    <style:style style:name="P30" style:family="paragraph" style:parent-style-name="Text_20_body">
      <style:text-properties style:font-name="Times new roman" officeooo:rsid="001c3c40" officeooo:paragraph-rsid="001c3c40"/>
    </style:style>
    <style:style style:name="P31" style:family="paragraph" style:parent-style-name="Text_20_body">
      <style:text-properties style:font-name="Times new roman" officeooo:rsid="002378be" officeooo:paragraph-rsid="002378be"/>
    </style:style>
    <style:style style:name="P32" style:family="paragraph" style:parent-style-name="Text_20_body">
      <style:text-properties style:font-name="Times new roman" officeooo:paragraph-rsid="0027fc8b"/>
    </style:style>
    <style:style style:name="P33" style:family="paragraph" style:parent-style-name="Text_20_body">
      <style:text-properties style:font-name="Times new roman" officeooo:paragraph-rsid="002997b6"/>
    </style:style>
    <style:style style:name="P34" style:family="paragraph" style:parent-style-name="Text_20_body">
      <style:text-properties style:font-name="Times new roman" officeooo:rsid="0025fe2a" officeooo:paragraph-rsid="0050f70b"/>
    </style:style>
    <style:style style:name="P35" style:family="paragraph" style:parent-style-name="Text_20_body">
      <style:text-properties style:font-name="Times new roman" officeooo:rsid="0025fe2a" officeooo:paragraph-rsid="002b3859"/>
    </style:style>
    <style:style style:name="P36" style:family="paragraph" style:parent-style-name="Text_20_body">
      <style:text-properties style:font-name="Times new roman" officeooo:rsid="002b3859" officeooo:paragraph-rsid="002b3859"/>
    </style:style>
    <style:style style:name="P37" style:family="paragraph" style:parent-style-name="Text_20_body" style:list-style-name="L3">
      <style:text-properties style:font-name="Times new roman" officeooo:paragraph-rsid="002cff62"/>
    </style:style>
    <style:style style:name="P38" style:family="paragraph" style:parent-style-name="Text_20_body" style:list-style-name="L3">
      <style:text-properties style:font-name="Times new roman" officeooo:paragraph-rsid="00301219"/>
    </style:style>
    <style:style style:name="P39" style:family="paragraph" style:parent-style-name="Text_20_body" style:list-style-name="L3">
      <style:text-properties style:font-name="Times new roman" officeooo:rsid="0050f70b" officeooo:paragraph-rsid="0050f70b"/>
    </style:style>
    <style:style style:name="P40" style:family="paragraph" style:parent-style-name="Text_20_body">
      <style:text-properties style:font-name="Times new roman" officeooo:rsid="00301219" officeooo:paragraph-rsid="00301219"/>
    </style:style>
    <style:style style:name="P41" style:family="paragraph" style:parent-style-name="Text_20_body" style:list-style-name="L4">
      <style:text-properties style:font-name="Times new roman" fo:font-style="normal" fo:font-weight="normal" officeooo:rsid="00512f86" officeooo:paragraph-rsid="00512f86" style:font-style-asian="normal" style:font-weight-asian="normal" style:font-style-complex="normal" style:font-weight-complex="normal"/>
    </style:style>
    <style:style style:name="P42" style:family="paragraph" style:parent-style-name="Text_20_body" style:list-style-name="L4">
      <style:text-properties style:font-name="Times new roman" fo:font-weight="normal" officeooo:paragraph-rsid="00512f86" style:font-weight-asian="normal" style:font-weight-complex="normal"/>
    </style:style>
    <style:style style:name="P43" style:family="paragraph" style:parent-style-name="Text_20_body" style:list-style-name="L4">
      <style:text-properties style:font-name="Times new roman" officeooo:rsid="0035c367" officeooo:paragraph-rsid="004b0fc2"/>
    </style:style>
    <style:style style:name="P44" style:family="paragraph" style:parent-style-name="Text_20_body" style:list-style-name="L5">
      <style:text-properties style:font-name="Times new roman" officeooo:paragraph-rsid="003731bc"/>
    </style:style>
    <style:style style:name="P45" style:family="paragraph" style:parent-style-name="Text_20_body" style:list-style-name="L5">
      <style:text-properties style:font-name="Times new roman" officeooo:paragraph-rsid="002cff62"/>
    </style:style>
    <style:style style:name="P46" style:family="paragraph" style:parent-style-name="Text_20_body" style:list-style-name="L5">
      <style:text-properties style:font-name="Times new roman" officeooo:paragraph-rsid="00319cd2"/>
    </style:style>
    <style:style style:name="P47" style:family="paragraph" style:parent-style-name="Text_20_body">
      <style:text-properties officeooo:paragraph-rsid="0027fc8b"/>
    </style:style>
    <style:style style:name="P48" style:family="paragraph" style:parent-style-name="Title">
      <style:text-properties style:font-name="Times new roman"/>
    </style:style>
    <style:style style:name="P49" style:family="paragraph" style:parent-style-name="Title">
      <style:text-properties style:font-name="Times new roman" officeooo:paragraph-rsid="001a963d"/>
    </style:style>
    <style:style style:name="T1" style:family="text">
      <style:text-properties officeooo:rsid="001a963d"/>
    </style:style>
    <style:style style:name="T2" style:family="text">
      <style:text-properties fo:language="pl" fo:country="PL" officeooo:rsid="001a963d"/>
    </style:style>
    <style:style style:name="T3" style:family="text">
      <style:text-properties officeooo:rsid="001ca5b5"/>
    </style:style>
    <style:style style:name="T4" style:family="text">
      <style:text-properties officeooo:rsid="001df0c8"/>
    </style:style>
    <style:style style:name="T5" style:family="text">
      <style:text-properties officeooo:rsid="002192e6"/>
    </style:style>
    <style:style style:name="T6" style:family="text">
      <style:text-properties officeooo:rsid="0027fc8b"/>
    </style:style>
    <style:style style:name="T7" style:family="text">
      <style:text-properties officeooo:rsid="002997b6"/>
    </style:style>
    <style:style style:name="T8" style:family="text">
      <style:text-properties officeooo:rsid="002cff62"/>
    </style:style>
    <style:style style:name="T9" style:family="text">
      <style:text-properties officeooo:rsid="00301219"/>
    </style:style>
    <style:style style:name="T10" style:family="text">
      <style:text-properties officeooo:rsid="00319cd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Nimbus Sans1" style:font-weight-asian="bold" style:font-name-complex="Noto Sans Devanagari" style:font-weight-complex="bold"/>
    </style:style>
    <style:style style:name="T13" style:family="text">
      <style:text-properties fo:font-weight="bold" officeooo:rsid="00301219" style:font-name-asian="Nimbus Sans1" style:font-weight-asian="bold" style:font-name-complex="Noto Sans Devanagari" style:font-weight-complex="bold"/>
    </style:style>
    <style:style style:name="T14" style:family="text">
      <style:text-properties fo:font-weight="bold" officeooo:rsid="003875ba" style:font-name-asian="Nimbus Sans1" style:font-weight-asian="bold" style:font-name-complex="Noto Sans Devanagari" style:font-weight-complex="bold"/>
    </style:style>
    <style:style style:name="T15" style:family="text">
      <style:text-properties fo:font-weight="bold" officeooo:rsid="003731bc" style:font-name-asian="Nimbus Sans1" style:font-weight-asian="bold" style:font-name-complex="Noto Sans Devanagari" style:font-weight-complex="bold"/>
    </style:style>
    <style:style style:name="T16" style:family="text">
      <style:text-properties fo:font-weight="bold" officeooo:rsid="004b865b" style:font-name-asian="Nimbus Sans1" style:font-weight-asian="bold" style:font-name-complex="Noto Sans Devanagari" style:font-weight-complex="bold"/>
    </style:style>
    <style:style style:name="T17" style:family="text">
      <style:text-properties fo:font-weight="bold" officeooo:rsid="0039f093" style:font-name-asian="Nimbus Sans1" style:font-weight-asian="bold" style:font-name-complex="Noto Sans Devanagari" style:font-weight-complex="bold"/>
    </style:style>
    <style:style style:name="T18" style:family="text">
      <style:text-properties fo:font-weight="bold" officeooo:rsid="003c8c34" style:font-name-asian="Nimbus Sans1" style:font-weight-asian="bold" style:font-name-complex="Noto Sans Devanagari" style:font-weight-complex="bold"/>
    </style:style>
    <style:style style:name="T19" style:family="text">
      <style:text-properties fo:font-weight="bold" officeooo:rsid="003c4666" style:font-name-asian="Nimbus Sans1" style:font-weight-asian="bold" style:font-name-complex="Noto Sans Devanagari" style:font-weight-complex="bold"/>
    </style:style>
    <style:style style:name="T20" style:family="text">
      <style:text-properties officeooo:rsid="0035eb60"/>
    </style:style>
    <style:style style:name="T21" style:family="text">
      <style:text-properties officeooo:rsid="003c8c34"/>
    </style:style>
    <style:style style:name="T22" style:family="text">
      <style:text-properties officeooo:rsid="004cd302"/>
    </style:style>
    <style:style style:name="T23" style:family="text">
      <style:text-properties fo:font-style="normal" officeooo:rsid="00512f86" style:font-style-asian="normal" style:font-style-complex="normal"/>
    </style:style>
    <style:style style:name="T24" style:family="text">
      <style:text-properties fo:font-style="normal" fo:font-weight="bold" officeooo:rsid="00512f86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01219" style:font-name-asian="Nimbus Sans1" style:font-style-asian="normal" style:font-weight-asian="bold" style:font-name-complex="Noto Sans Devanagari" style:font-style-complex="normal" style:font-weight-complex="bold"/>
    </style:style>
    <style:style style:name="T26" style:family="text">
      <style:text-properties fo:font-style="normal" fo:font-weight="bold" officeooo:rsid="0035eb60" style:font-name-asian="Nimbus Sans1" style:font-style-asian="normal" style:font-weight-asian="bold" style:font-name-complex="Noto Sans Devanagari" style:font-style-complex="normal" style:font-weight-complex="bold"/>
    </style:style>
    <style:style style:name="T27" style:family="text">
      <style:text-properties fo:font-style="normal" fo:font-weight="bold" officeooo:rsid="003dd92b" style:font-name-asian="Nimbus Sans1" style:font-style-asian="normal" style:font-weight-asian="bold" style:font-name-complex="Noto Sans Devanagari" style:font-style-complex="normal" style:font-weight-complex="bold"/>
    </style:style>
    <style:style style:name="T28" style:family="text">
      <style:text-properties officeooo:rsid="0050f70b"/>
    </style:style>
    <style:style style:name="T29" style:family="text">
      <style:text-properties officeooo:rsid="00533936"/>
    </style:style>
    <style:style style:name="T30" style:family="text">
      <style:text-properties officeooo:rsid="0068449f"/>
    </style:style>
    <style:style style:name="T31" style:family="text">
      <style:text-properties officeooo:rsid="006b558b"/>
    </style:style>
    <style:style style:name="T32" style:family="text">
      <style:text-properties fo:font-weight="normal" style:font-name-asian="Nimbus Sans1" style:font-weight-asian="normal" style:font-name-complex="Noto Sans Devanagari" style:font-weight-complex="normal"/>
    </style:style>
    <style:style style:name="T33" style:family="text">
      <style:text-properties fo:font-weight="normal" officeooo:rsid="00301219" style:font-name-asian="Nimbus Sans1" style:font-weight-asian="normal" style:font-name-complex="Noto Sans Devanagari" style:font-weight-complex="normal"/>
    </style:style>
    <style:style style:name="T34" style:family="text">
      <style:text-properties fo:font-weight="normal" officeooo:rsid="0035eb60" style:font-name-asian="Nimbus Sans1" style:font-weight-asian="normal" style:font-name-complex="Noto Sans Devanagari" style:font-weight-complex="normal"/>
    </style:style>
    <style:style style:name="T35" style:family="text">
      <style:text-properties fo:font-weight="normal" officeooo:rsid="003731bc" style:font-name-asian="Nimbus Sans1" style:font-weight-asian="normal" style:font-name-complex="Noto Sans Devanagari" style:font-weight-complex="normal"/>
    </style:style>
    <style:style style:name="T36" style:family="text">
      <style:text-properties fo:font-weight="normal" officeooo:rsid="0039f093" style:font-name-asian="Nimbus Sans1" style:font-weight-asian="normal" style:font-name-complex="Noto Sans Devanagari" style:font-weight-complex="normal"/>
    </style:style>
    <style:style style:name="T37" style:family="text">
      <style:text-properties fo:font-weight="normal" officeooo:rsid="003875ba" style:font-name-asian="Nimbus Sans1" style:font-weight-asian="normal" style:font-name-complex="Noto Sans Devanagari" style:font-weight-complex="normal"/>
    </style:style>
    <style:style style:name="T38" style:family="text">
      <style:text-properties fo:font-weight="normal" officeooo:rsid="003c4666" style:font-name-asian="Nimbus Sans1" style:font-weight-asian="normal" style:font-name-complex="Noto Sans Devanagari" style:font-weight-complex="normal"/>
    </style:style>
    <style:style style:name="T39" style:family="text">
      <style:text-properties fo:font-style="italic" fo:font-weight="bold" style:font-name-asian="Nimbus Sans1" style:font-style-asian="italic" style:font-weight-asian="bold" style:font-name-complex="Noto Sans Devanagari" style:font-style-complex="italic" style:font-weight-complex="bold"/>
    </style:style>
    <style:style style:name="T40" style:family="text">
      <style:text-properties fo:font-style="italic" fo:font-weight="bold" officeooo:rsid="00301219" style:font-name-asian="Nimbus Sans1" style:font-style-asian="italic" style:font-weight-asian="bold" style:font-name-complex="Noto Sans Devanagari" style:font-style-complex="italic" style:font-weight-complex="bold"/>
    </style:style>
    <style:style style:name="T41" style:family="text">
      <style:text-properties fo:font-style="italic" fo:font-weight="bold" officeooo:rsid="003dd92b" style:font-name-asian="Nimbus Sans1" style:font-style-asian="italic" style:font-weight-asian="bold" style:font-name-complex="Noto Sans Devanagari" style:font-style-complex="italic" style:font-weight-complex="bold"/>
    </style:style>
    <style:style style:name="T42" style:family="text">
      <style:text-properties fo:font-style="italic" fo:font-weight="bold" officeooo:rsid="0035eb60" style:font-name-asian="Nimbus Sans1" style:font-style-asian="italic" style:font-weight-asian="bold" style:font-name-complex="Noto Sans Devanagari" style:font-style-complex="italic" style:font-weight-complex="bold"/>
    </style:style>
    <style:style style:name="T43" style:family="text">
      <style:text-properties fo:font-style="italic" fo:font-weight="bold" officeooo:rsid="003731bc" style:font-name-asian="Nimbus Sans1" style:font-style-asian="italic" style:font-weight-asian="bold" style:font-name-complex="Noto Sans Devanagari" style:font-style-complex="italic" style:font-weight-complex="bold"/>
    </style:style>
    <style:style style:name="T44" style:family="text">
      <style:text-properties fo:font-style="italic" fo:font-weight="normal" officeooo:rsid="0035eb60" style:font-name-asian="Nimbus Sans1" style:font-style-asian="italic" style:font-weight-asian="normal" style:font-name-complex="Noto Sans Devanagari" style:font-style-complex="italic" style:font-weight-complex="normal"/>
    </style:style>
    <style:style style:name="T45" style:family="text">
      <style:text-properties fo:font-style="italic" fo:font-weight="normal" officeooo:rsid="003731bc" style:font-name-asian="Nimbus Sans1" style:font-style-asian="italic" style:font-weight-asian="normal" style:font-name-complex="Noto Sans Devanagari" style:font-style-complex="italic" style:font-weight-complex="normal"/>
    </style:style>
    <style:style style:name="T46" style:family="text">
      <style:text-properties fo:font-style="italic" style:font-name-asian="Nimbus Sans1" style:font-style-asian="italic" style:font-name-complex="Noto Sans Devanagari" style:font-style-complex="italic"/>
    </style:style>
    <style:style style:name="T47" style:family="text">
      <style:text-properties style:font-name-asian="Nimbus Sans1" style:font-name-complex="Noto Sans Devanagari"/>
    </style:style>
    <style:style style:name="T48" style:family="text">
      <style:text-properties officeooo:rsid="003875ba" style:font-name-asian="Nimbus Sans1" style:font-name-complex="Noto Sans Devanagari"/>
    </style:style>
    <style:style style:name="T49" style:family="text">
      <style:text-properties officeooo:rsid="003731bc" style:font-name-asian="Nimbus Sans1" style:font-name-complex="Noto Sans Devanagari"/>
    </style:style>
    <style:style style:name="T50" style:family="text">
      <style:text-properties fo:font-size="28pt" fo:language="pl" fo:country="PL" fo:font-weight="bold" officeooo:rsid="001a963d" style:font-name-asian="Nimbus Sans1" style:font-size-asian="28pt" style:font-weight-asian="bold" style:font-name-complex="Noto Sans Devanagari" style:font-size-complex="28pt" style:font-weight-complex="bold"/>
    </style:style>
    <style:style style:name="T51" style:family="text">
      <style:text-properties officeooo:rsid="006b9766"/>
    </style:style>
    <style:style style:name="T52" style:family="text">
      <style:text-properties officeooo:rsid="006e664e"/>
    </style:style>
    <style:style style:name="T53" style:family="text">
      <style:text-properties style:font-name="Times new roman" officeooo:rsid="0027fc8b"/>
    </style:style>
    <style:style style:name="T54" style:family="text">
      <style:text-properties style:font-name="Times new roman" officeooo:rsid="00533936"/>
    </style:style>
    <style:style style:name="T55" style:family="text">
      <style:text-properties style:font-name="Times new roman" officeooo:rsid="006fb2b7"/>
    </style:style>
    <style:style style:name="T56" style:family="text">
      <style:text-properties style:font-name="Times new roman" officeooo:rsid="00705b80"/>
    </style:style>
    <style:style style:name="T57" style:family="text">
      <style:text-properties style:font-name="Times new roman" officeooo:rsid="00715f31"/>
    </style:style>
    <style:style style:name="T58" style:family="text">
      <style:text-properties style:font-name="Times new roman" officeooo:rsid="0072065b"/>
    </style:style>
    <style:style style:name="T59" style:family="text">
      <style:text-properties style:font-name="Times new roman" officeooo:rsid="00727ea5"/>
    </style:style>
    <style:style style:name="T60" style:family="text">
      <style:text-properties style:font-name="Times new roman" officeooo:rsid="0074167d"/>
    </style:style>
    <style:style style:name="T61" style:family="text">
      <style:text-properties style:font-name="Times new roman" officeooo:rsid="0075a50d"/>
    </style:style>
    <style:style style:name="T62" style:family="text">
      <style:text-properties style:font-name="Times new roman" officeooo:rsid="007808b6"/>
    </style:style>
    <style:style style:name="T63" style:family="text">
      <style:text-properties officeooo:rsid="0074167d"/>
    </style:style>
    <style:style style:name="T64" style:family="text">
      <style:text-properties officeooo:rsid="0075a50d"/>
    </style:style>
    <style:style style:name="T65" style:family="text">
      <style:text-properties officeooo:rsid="0076a14b"/>
    </style:style>
    <style:style style:name="T66" style:family="text">
      <style:text-properties officeooo:rsid="007ab7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2">Drzewa decyzyjne </text:span><text:span text:style-name="T50">i wnioskowanie</text:span><text:span text:style-name="T2"> </text:span></text:p>
      <text:p text:style-name="P1">Mateusz Jakubczak, Karol Oleszek, Krzysztof Olipra</text:p>
      <text:h text:style-name="P6" text:outline-level="1">Zbiór danych</text:h>
      <text:p text:style-name="P26">Badany zbiór danych opisuje przesłanki i decyzję czy pracować w danej firmie informatycznej.</text:p>
      <text:h text:style-name="P8" text:outline-level="1">Przesłanki</text:h>
      <text:p text:style-name="P13">czy_zagraniczna 0/1 <text:span text:style-name="T1">(polska firma, zagraniczna firma)</text:span><text:line-break/>mozliwosci_rozwoju 0/1/2 <text:span text:style-name="T1">(małe, średnie, duże)</text:span><text:line-break/>wielkosc_firmy 0/1/2 <text:span text:style-name="T1">(mała firma, średnia firma, duża firma)</text:span><text:line-break/>typ_firmy 0/1/2 <text:span text:style-name="T1">(startup, korporacja, firma państwowa)</text:span><text:line-break/>wynagrodzenie 0/1/2/3 <text:span text:style-name="T1">(brak, małe, średnie, duże)</text:span></text:p>
      <text:h text:style-name="P8" text:outline-level="1">Decyzja</text:h>
      <text:p text:style-name="P13">czy_pracowac 0/1/<text:span text:style-name="T5">2</text:span> <text:span text:style-name="T1">(nie, </text:span><text:span text:style-name="T5">może, tak</text:span><text:span text:style-name="T1">)</text:span></text:p>
      <text:h text:style-name="P9" text:outline-level="1">Dane</text:h>
      <text:p text:style-name="P27">Decyzje zostały wygenerowane dla całego iloczynu kartezjańskiego przesłanek na podstawie poniższych reguł użytych w podanej kolejności:</text:p>
      <text:list xml:id="list1636419412" text:style-name="L1">
        <text:list-item>
          <text:p text:style-name="P28">Domyślnie <text:span text:style-name="T5">może pracuj</text:span></text:p>
        </text:list-item>
        <text:list-item>
          <text:p text:style-name="P28">Jeżeli firma zagraniczna to pracuj</text:p>
        </text:list-item>
        <text:list-item>
          <text:p text:style-name="P28">Jeżeli mała firma to nie pracuj</text:p>
        </text:list-item>
        <text:list-item>
          <text:p text:style-name="P29"><text:span text:style-name="T3">Jeżeli </text:span><text:span text:style-name="T4">brak wynagrodzenia, ale duże możliwosci rozwoju to pracuj</text:span></text:p>
        </text:list-item>
        <text:list-item>
          <text:p text:style-name="P28">Jeżeli polski startup to nie pracuj</text:p>
        </text:list-item>
        <text:list-item>
          <text:p text:style-name="P28">Jeżeli firma państwowa z wysokim wynagrodzeniem to pracuj</text:p>
        </text:list-item>
      </text:list>
      <text:h text:style-name="P10" text:outline-level="1">Algorytm</text:h>
      <text:p text:style-name="P30">Użyty algorytm do stworzenia to iteratywny dychotomizator 3 (ID3) autorstwa Quinlana. Opiera się on na maksymalizacji zysku informacyjnego.</text:p>
      <text:p text:style-name="P2">Uzyskane drzewo decyzyjne:</text:p>
      <text:p text:style-name="P3">Pytanie: Czy wielkosc_firmy równe jest mała?</text:p>
      <text:p text:style-name="P3">Tak:</text:p>
      <text:p text:style-name="P3">| Pytanie: Czy typ_firmy równe jest startup?</text:p>
      <text:p text:style-name="P3">| Tak:</text:p>
      <text:p text:style-name="P3">| | Pytanie: Czy wynagrodzenie równe jest brak?</text:p>
      <text:p text:style-name="P3">| | Tak:</text:p>
      <text:p text:style-name="P3">| | | Pytanie: Czy czy_zagraniczna równe jest nie?</text:p>
      <text:p text:style-name="P3">| | | Tak:</text:p>
      <text:p text:style-name="P3">| | | | Decyzja: Nie pracuj.</text:p>
      <text:p text:style-name="P3">| | | Nie:</text:p>
      <text:p text:style-name="P3">| | | | Pytanie: Czy mozliwosci_rozwoju równe jest małe?</text:p>
      <text:p text:style-name="P3">| | | | Tak:</text:p>
      <text:p text:style-name="P3">| | | | | Decyzja: Nie pracuj.</text:p>
      <text:p text:style-name="P3">| | | | Nie:</text:p>
      <text:p text:style-name="P3">| | | | | Pytanie: Czy mozliwosci_rozwoju równe jest średnie?</text:p>
      <text:p text:style-name="P3">| | | | | Tak:</text:p>
      <text:p text:style-name="P3">| | | | | | Decyzja: Nie pracuj.</text:p>
      <text:p text:style-name="P3">| | | | | Nie:</text:p>
      <text:p text:style-name="P3">| | | | | | Decyzja: Pracuj.</text:p>
      <text:p text:style-name="P3">| | Nie:</text:p>
      <text:p text:style-name="P3">| | | Decyzja: Nie pracuj.</text:p>
      <text:p text:style-name="P3">| Nie:</text:p>
      <text:p text:style-name="P3">| | Pytanie: Czy typ_firmy równe jest korporacja?</text:p>
      <text:p text:style-name="P3">| | Tak:</text:p>
      <text:p text:style-name="P3">| | | Pytanie: Czy wynagrodzenie równe jest brak?</text:p>
      <text:p text:style-name="P3">| | | Tak:</text:p>
      <text:p text:style-name="P3">| | | | Pytanie: Czy mozliwosci_rozwoju równe jest małe?</text:p>
      <text:p text:style-name="P3">| | | | Tak:</text:p>
      <text:p text:style-name="P3">| | | | | Decyzja: Nie pracuj.</text:p>
      <text:p text:style-name="P3">| | | | Nie:</text:p>
      <text:p text:style-name="P3">| | | | | Pytanie: Czy mozliwosci_rozwoju równe jest średnie?</text:p>
      <text:p text:style-name="P3">| | | | | Tak:</text:p>
      <text:p text:style-name="P3">| | | | | | Decyzja: Nie pracuj.</text:p>
      <text:p text:style-name="P3">| | | | | Nie:</text:p>
      <text:p text:style-name="P3">| | | | | | Decyzja: Pracuj.</text:p>
      <text:p text:style-name="P3">| | | Nie:</text:p>
      <text:p text:style-name="P3">| | | | Decyzja: Nie pracuj.</text:p>
      <text:p text:style-name="P3">| | Nie:</text:p>
      <text:p text:style-name="P3">| | | Pytanie: Czy wynagrodzenie równe jest średnie?</text:p>
      <text:p text:style-name="P3">| | | Tak:</text:p>
      <text:p text:style-name="P3">| | | | Decyzja: Pracuj.</text:p>
      <text:p text:style-name="P3">| | | Nie:</text:p>
      <text:p text:style-name="P3">| | | | Pytanie: Czy wynagrodzenie równe jest małe?</text:p>
      <text:p text:style-name="P3">| | | | Tak:</text:p>
      <text:p text:style-name="P3">| | | | | Decyzja: Nie pracuj.</text:p>
      <text:p text:style-name="P3">| | | | Nie:</text:p>
      <text:p text:style-name="P3">| | | | | Pytanie: Czy wynagrodzenie równe jest brak?</text:p>
      <text:p text:style-name="P3">| | | | | Tak:</text:p>
      <text:p text:style-name="P3">| | | | | | Pytanie: Czy mozliwosci_rozwoju równe jest małe?</text:p>
      <text:p text:style-name="P3">| | | | | | Tak:</text:p>
      <text:p text:style-name="P3">| | | | | | | Decyzja: Nie pracuj.</text:p>
      <text:p text:style-name="P3">| | | | | | Nie:</text:p>
      <text:p text:style-name="P3">| | | | | | | Pytanie: Czy mozliwosci_rozwoju równe jest średnie?</text:p>
      <text:p text:style-name="P3">| | | | | | | Tak:</text:p>
      <text:p text:style-name="P3">| | | | | | | | Decyzja: Nie pracuj.</text:p>
      <text:p text:style-name="P3">| | | | | | | Nie:</text:p>
      <text:p text:style-name="P3">| | | | | | | | Decyzja: Pracuj.</text:p>
      <text:p text:style-name="P3"><text:soft-page-break/>| | | | | Nie:</text:p>
      <text:p text:style-name="P3">| | | | | | Decyzja: Pracuj.</text:p>
      <text:p text:style-name="P3">Nie:</text:p>
      <text:p text:style-name="P3">| Pytanie: Czy typ_firmy równe jest startup?</text:p>
      <text:p text:style-name="P3">| Tak:</text:p>
      <text:p text:style-name="P3">| | Pytanie: Czy czy_zagraniczna równe jest nie?</text:p>
      <text:p text:style-name="P3">| | Tak:</text:p>
      <text:p text:style-name="P3">| | | Decyzja: Nie pracuj.</text:p>
      <text:p text:style-name="P3">| | Nie:</text:p>
      <text:p text:style-name="P3">| | | Decyzja: Pracuj.</text:p>
      <text:p text:style-name="P3">| Nie:</text:p>
      <text:p text:style-name="P3">| | Pytanie: Czy czy_zagraniczna równe jest nie?</text:p>
      <text:p text:style-name="P3">| | Tak:</text:p>
      <text:p text:style-name="P3">| | | Pytanie: Czy typ_firmy równe jest korporacja?</text:p>
      <text:p text:style-name="P3">| | | Tak:</text:p>
      <text:p text:style-name="P3">| | | | Pytanie: Czy wynagrodzenie równe jest brak?</text:p>
      <text:p text:style-name="P3">| | | | Tak:</text:p>
      <text:p text:style-name="P3">| | | | | Pytanie: Czy mozliwosci_rozwoju równe jest małe?</text:p>
      <text:p text:style-name="P3">| | | | | Tak:</text:p>
      <text:p text:style-name="P3">| | | | | | Decyzja: Może pracuj</text:p>
      <text:p text:style-name="P3">| | | | | Nie:</text:p>
      <text:p text:style-name="P3">| | | | | | Pytanie: Czy mozliwosci_rozwoju równe jest średnie?</text:p>
      <text:p text:style-name="P3">| | | | | | Tak:</text:p>
      <text:p text:style-name="P3">| | | | | | | Decyzja: Może pracuj</text:p>
      <text:p text:style-name="P3">| | | | | | Nie:</text:p>
      <text:p text:style-name="P3">| | | | | | | Decyzja: Pracuj.</text:p>
      <text:p text:style-name="P3">| | | | Nie:</text:p>
      <text:p text:style-name="P3">| | | | | Decyzja: Może pracuj</text:p>
      <text:p text:style-name="P3">| | | Nie:</text:p>
      <text:p text:style-name="P3">| | | | Pytanie: Czy wynagrodzenie równe jest średnie?</text:p>
      <text:p text:style-name="P3">| | | | Tak:</text:p>
      <text:p text:style-name="P3">| | | | | Decyzja: Pracuj.</text:p>
      <text:p text:style-name="P3">| | | | Nie:</text:p>
      <text:p text:style-name="P3">| | | | | Pytanie: Czy wynagrodzenie równe jest małe?</text:p>
      <text:p text:style-name="P3">| | | | | Tak:</text:p>
      <text:p text:style-name="P3">| | | | | | Decyzja: Może pracuj</text:p>
      <text:p text:style-name="P3">| | | | | Nie:</text:p>
      <text:p text:style-name="P3">| | | | | | Pytanie: Czy wynagrodzenie równe jest brak?</text:p>
      <text:p text:style-name="P3">| | | | | | Tak:</text:p>
      <text:p text:style-name="P3">| | | | | | | Pytanie: Czy mozliwosci_rozwoju równe jest małe?</text:p>
      <text:p text:style-name="P3">| | | | | | | Tak:</text:p>
      <text:p text:style-name="P3">| | | | | | | | Decyzja: Może pracuj</text:p>
      <text:p text:style-name="P3">| | | | | | | Nie:</text:p>
      <text:p text:style-name="P3">| | | | | | | | Pytanie: Czy mozliwosci_rozwoju równe jest średnie?</text:p>
      <text:p text:style-name="P3">| | | | | | | | Tak:</text:p>
      <text:p text:style-name="P3">| | | | | | | | | Decyzja: Może pracuj</text:p>
      <text:p text:style-name="P3">| | | | | | | | Nie:</text:p>
      <text:p text:style-name="P3">| | | | | | | | | Decyzja: Pracuj.</text:p>
      <text:p text:style-name="P3">| | | | | | Nie:</text:p>
      <text:p text:style-name="P3">| | | | | | | Decyzja: Pracuj.</text:p>
      <text:p text:style-name="P3">| | Nie:</text:p>
      <text:p text:style-name="P3">| | | Decyzja: Pracuj.</text:p>
      <text:p text:style-name="P3"/>
      <text:p text:style-name="P4"/>
      <text:h text:style-name="P11" text:outline-level="1"><text:soft-page-break/>Podsumowanie</text:h>
      <text:p text:style-name="P31">Uzyskane drzewo decyzyjne poprawnie przewiduje konkluzje dla każdego przykładu. Uzyskana strutkura jest bardzo rozbudowana; dla bardziej praktycznego problemu należałoby rozważyć przycięcie drzewa w celu lepszej generalizacji.</text:p>
      <text:p text:style-name="P24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" text:outline-level="1"><text:soft-page-break/></text:h>
      <text:p text:style-name="P48">Wnioskowanie</text:p>
      <text:h text:style-name="P7" text:outline-level="1">Rodzaje wnioskowania</text:h>
      <text:list xml:id="list3432927827" text:style-name="L2">
        <text:list-item>
          <text:p text:style-name="P21">W przód (forward chaining)</text:p>
        </text:list-item>
        <text:list-item>
          <text:p text:style-name="P21"><text:span text:style-name="T51">W</text:span>stecz (backward chaining)</text:p>
        </text:list-item>
        <text:list-item>
          <text:p text:style-name="P21"><text:span text:style-name="T51">M</text:span>ieszane (mixed chaining)</text:p>
        </text:list-item>
      </text:list>
      <text:h text:style-name="P7" text:outline-level="1">Wnioskowanie w przód</text:h>
      <text:p text:style-name="P32"><text:span text:style-name="T6">Wnioskowanie w przód polega na iteracyjnym </text:span><text:span text:style-name="T7">zbadaniu każdej reguły. W przypadku stwierdzenia poprawności przesłanek, bazę faktów należy powiększyć o fakt z </text:span><text:span text:style-name="T29">nich wynikający</text:span><text:span text:style-name="T7">. Proces ten należy powtarzać do momentu aż wszystkie reguły zostaną potwierdzone, </text:span><text:span text:style-name="T65">uzyskana zostanie wartośc celu</text:span><text:span text:style-name="T7"> lub </text:span><text:span text:style-name="T52">do </text:span><text:span text:style-name="T30">braku możli</text:span><text:span text:style-name="T7">wości potwierdzenia pozostałych reguł.</text:span></text:p>
      <text:p text:style-name="P25"/>
      <text:p text:style-name="P25">Wnioskowanie wstecz</text:p>
      <text:p text:style-name="P47"><text:span text:style-name="T53">Wnioskowanie wstecz polega na </text:span><text:span text:style-name="T54">wykazaniu prawdz</text:span><text:span text:style-name="T55">i</text:span><text:span text:style-name="T54">wości </text:span><text:span text:style-name="T59">hipotezy głównej</text:span><text:span text:style-name="T54"> na podstawie </text:span><text:span text:style-name="T57">prawdziwości </text:span><text:span text:style-name="T54">przesłanek użytych w części warunkowej. </text:span><text:span text:style-name="T60">W przypadku nieznanej wartości logicznej przesłanki należy potraktować ją jako nową hipoteze. </text:span><text:span text:style-name="T61">P</text:span><text:span text:style-name="T60">olega </text:span><text:span text:style-name="T62">ono </text:span><text:span text:style-name="T60">zatem na sprawdzeniu</text:span><text:span text:style-name="T57"> rekurencyjnie poprawnośc przesłanek (</text:span><text:span text:style-name="T58">i</text:span><text:span text:style-name="T57"> ich przesłanek).</text:span><text:span text:style-name="T54"> Proces ten zostaje zakończony w momencie znalezienia hipotezy, dla której wykazano prawdziwość wszystkich przesłanek.</text:span></text:p>
      <text:p text:style-name="P47"><text:span text:style-name="T54"/></text:p>
      <text:p text:style-name="P25">Wnioskowanie mieszane</text:p>
      <text:p text:style-name="P33"><text:span text:style-name="T6">Wnioskowanie </text:span><text:span text:style-name="T7">mieszane jest połączeniem poprzednich dwóch </text:span><text:span text:style-name="T66">wnioskowań</text:span><text:span text:style-name="T7">. Najpierw przeprowadzane jest wnioskowanie wstecz, w przypadku natrafienia na przesłanke, której nie da się udowodnić, zostaje przeprowadzone wnioskowanie w przód dla reszty reguł.</text:span></text:p>
      <text:p text:style-name="P23"/>
      <text:p text:style-name="P23"/>
      <text:p text:style-name="P23"/>
      <text:h text:style-name="P12" text:outline-level="2"><text:soft-page-break/>Możliwości rozwoju</text:h>
      <text:p text:style-name="P34">mozliwosci_rozwoju 0/1/2 <text:span text:style-name="T1">(małe, średnie, duże)</text:span></text:p>
      <text:p text:style-name="P36">Na podstawie</text:p>
      <text:list xml:id="list1242604852" text:style-name="L3">
        <text:list-item>
          <text:p text:style-name="P37"><text:span text:style-name="T28">Stare technologie </text:span><text:span text:style-name="T8">(</text:span><text:span text:style-name="T28">tak, nie</text:span><text:span text:style-name="T9">)</text:span></text:p>
        </text:list-item>
        <text:list-item>
          <text:p text:style-name="P38"><text:span text:style-name="T28">Rodzaj projektu </text:span><text:span text:style-name="T9">(</text:span><text:span text:style-name="T28">legacy, nowy, do napisania</text:span><text:span text:style-name="T9">)</text:span></text:p>
        </text:list-item>
        <text:list-item>
          <text:p text:style-name="P39">Możliwość zmiany teamu (nie, tylko w wyjątkowych sytuacjach, często)</text:p>
        </text:list-item>
      </text:list>
      <text:p text:style-name="P40">Przy regułach</text:p>
      <text:list xml:id="list482573451" text:style-name="L4">
        <text:list-item>
          <text:p text:style-name="P41"><text:span text:style-name="T22">J</text:span>eżeli <text:span text:style-name="T11">stare technologie = tak</text:span> oraz <text:span text:style-name="T11">rodzaj projektu = legacy</text:span> lub r<text:span text:style-name="T11">odzaj projektu = <text:s/>nowy</text:span> to <text:span text:style-name="T11">małe możliwości rozwoju</text:span></text:p>
        </text:list-item>
        <text:list-item>
          <text:p text:style-name="P41">Jeżeli<text:span text:style-name="T11"> stare technologie = tak </text:span>oraz <text:span text:style-name="T11">rodzaj projektu = do napisania </text:span>to<text:span text:style-name="T11"> średnie możliwosci rozwoju</text:span></text:p>
        </text:list-item>
        <text:list-item>
          <text:p text:style-name="P42"><text:span text:style-name="T23">Jeżeli stare </text:span><text:span text:style-name="T24">technologie = nie </text:span><text:span text:style-name="T23">oraz </text:span><text:span text:style-name="T24">rodzaj projektu = nowy</text:span><text:span text:style-name="T23"> lub </text:span><text:span text:style-name="T24">rodzaj projektu = do napisania</text:span><text:span text:style-name="T23"> to </text:span><text:span text:style-name="T24">szanse dużego rozwoju</text:span></text:p>
        </text:list-item>
        <text:list-item>
          <text:p text:style-name="P41">Jeżeli <text:span text:style-name="T11">szanse dużego rozwoju </text:span>oraz <text:span text:style-name="T11">możliwośc zmiany teamu = tylko w wyjątkowych sytuacjach lub często</text:span> to <text:span text:style-name="T11">duże możliwości rozwoju</text:span></text:p>
        </text:list-item>
        <text:list-item>
          <text:p text:style-name="P41">Jeżeli <text:span text:style-name="T11">szanse dużego rozwoju</text:span> oraz <text:span text:style-name="T11">możliwośc zmiany teamu = nie</text:span> to <text:span text:style-name="T11">średnie możliwości rozwoju</text:span></text:p>
          <text:p text:style-name="P43"/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12" text:outline-level="2"><text:soft-page-break/>Wynagrodzenie</text:h>
      <text:p text:style-name="P35">wynagrodzenie 0/1/2/3 <text:span text:style-name="T1">(brak, małe, średnie, duże)</text:span></text:p>
      <text:p text:style-name="P36">Na podstawie</text:p>
      <text:list xml:id="list1945368535" text:style-name="L5">
        <text:list-item>
          <text:p text:style-name="P44">Duże miasto (tak/nie) – <text:span text:style-name="T31">miasto powyżej 500 tys mieszkańców</text:span></text:p>
        </text:list-item>
        <text:list-item>
          <text:p text:style-name="P45"><text:span text:style-name="T10">Rodzaj stanowiska </text:span><text:span text:style-name="T8">(tester, frontend, backend)</text:span></text:p>
        </text:list-item>
        <text:list-item>
          <text:p text:style-name="P46"><text:span text:style-name="T10">Doświadcznie (</text:span><text:span text:style-name="T21">junior</text:span><text:span text:style-name="T20">, </text:span><text:span text:style-name="T21">mid</text:span><text:span text:style-name="T20">, </text:span><text:span text:style-name="T21">senior</text:span><text:span text:style-name="T10">)</text:span></text:p>
        </text:list-item>
      </text:list>
      <text:p text:style-name="P14">Przy regułach</text:p>
      <text:list xml:id="list4050147440" text:style-name="L6">
        <text:list-item>
          <text:p text:style-name="P15"><text:span text:style-name="T33">Jeżeli </text:span><text:span text:style-name="T40">doświadczenie = </text:span><text:span text:style-name="T41">junior</text:span><text:span text:style-name="T33"> oraz </text:span><text:span text:style-name="T40">r</text:span><text:span text:style-name="T25">odzaj stanowiska = frontend lub tester</text:span><text:span text:style-name="T33"> to </text:span><text:span text:style-name="T13">brak </text:span><text:span text:style-name="T14">wynagrodzenia</text:span></text:p>
        </text:list-item>
        <text:list-item>
          <text:p text:style-name="P16"><text:span text:style-name="T34">Jeżeli </text:span><text:span text:style-name="T26">doświadczenie = </text:span><text:span text:style-name="T27">junior</text:span><text:span text:style-name="T34"> oraz</text:span><text:span text:style-name="T44"> </text:span><text:span text:style-name="T42">rodzaj stanowiska = backend</text:span><text:span text:style-name="T34"> to </text:span><text:span text:style-name="T15">stażysta na backendzie</text:span></text:p>
        </text:list-item>
        <text:list-item>
          <text:p text:style-name="P17"><text:span text:style-name="T35">Jeżeli </text:span><text:span text:style-name="T43">duże miasto = tak</text:span><text:span text:style-name="T45"> </text:span><text:span text:style-name="T35">oraz </text:span><text:span text:style-name="T15">stażysta na backendzie</text:span><text:span text:style-name="T35"> to </text:span><text:span text:style-name="T15">małe </text:span><text:span text:style-name="T14">wynagrodzenie</text:span></text:p>
        </text:list-item>
        <text:list-item>
          <text:p text:style-name="P20"><text:span text:style-name="T48">J</text:span><text:span text:style-name="T47">eżeli </text:span><text:span text:style-name="T39">duże miasto = nie</text:span><text:span text:style-name="T47"> oraz </text:span><text:span text:style-name="T12">stażysta na backendzie </text:span><text:span text:style-name="T47">to </text:span><text:span text:style-name="T12">brak </text:span><text:span text:style-name="T16">wynagrodzenia</text:span></text:p>
        </text:list-item>
        <text:list-item>
          <text:p text:style-name="P18"><text:span text:style-name="T35">J</text:span><text:span text:style-name="T36">eżeli </text:span><text:span text:style-name="T17">doświadczenie = </text:span><text:span text:style-name="T18">mid</text:span><text:span text:style-name="T36"> oraz </text:span><text:span text:style-name="T17">rodzaj stanowiska = tester</text:span><text:span text:style-name="T36"> to </text:span><text:span text:style-name="T17">mid tester</text:span></text:p>
        </text:list-item>
        <text:list-item>
          <text:p text:style-name="P22"><text:span text:style-name="T32">Jezeli </text:span><text:span text:style-name="T47">duże </text:span><text:span text:style-name="T46">miasto = nie</text:span><text:span text:style-name="T32"> oraz </text:span><text:span text:style-name="T47">mid tester</text:span><text:span text:style-name="T32"> to</text:span><text:span text:style-name="T47"> </text:span><text:span text:style-name="T49">małe </text:span><text:span text:style-name="T48">wynagrodzenie</text:span></text:p>
        </text:list-item>
        <text:list-item>
          <text:p text:style-name="P22"><text:span text:style-name="T37">J</text:span><text:span text:style-name="T32">eżel </text:span><text:span text:style-name="T46">duże miasto = tak</text:span><text:span text:style-name="T32"> oraz </text:span><text:span text:style-name="T47">mid tester</text:span><text:span text:style-name="T32"> to </text:span><text:span text:style-name="T47">średnie wynagrodzenie</text:span></text:p>
        </text:list-item>
        <text:list-item>
          <text:p text:style-name="P19"><text:span text:style-name="T38">Jeżeli </text:span><text:span text:style-name="T19">doświadczenie = </text:span><text:span text:style-name="T18">mid</text:span><text:span text:style-name="T38"> oraz </text:span><text:span text:style-name="T19">rodzaj stanowiska = frontend lub backend</text:span><text:span text:style-name="T38"> to </text:span><text:span text:style-name="T19">średnie </text:span><text:span text:style-name="T17">wynagrodzenie</text:span></text:p>
        </text:list-item>
        <text:list-item>
          <text:p text:style-name="P19"><text:span text:style-name="T38">Jeżeli </text:span><text:span text:style-name="T19">doświadczenie = </text:span><text:span text:style-name="T18">senior</text:span><text:span text:style-name="T38"> oraz </text:span><text:span text:style-name="T19">duże miasto = tak</text:span><text:span text:style-name="T38"> to </text:span><text:span text:style-name="T19">duże </text:span><text:span text:style-name="T17">wynagrodzenie</text:span></text:p>
        </text:list-item>
        <text:list-item>
          <text:p text:style-name="P19"><text:span text:style-name="T36">J</text:span><text:span text:style-name="T38">eżeli</text:span><text:span text:style-name="T19"> doświadczenie = </text:span><text:span text:style-name="T18">senior</text:span><text:span text:style-name="T38"> oraz </text:span><text:span text:style-name="T19">duże miasto = nie</text:span><text:span text:style-name="T38"> to </text:span><text:span text:style-name="T19">średnie wynagrodzenie</text:span></text:p>
        </text:list-item>
      </text:list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Nimbus Roman1" svg:font-family="'Nimbus Roman'" style:font-pitch="fixed"/>
    <style:font-face style:name="Alegreya Black" svg:font-family="'Alegreya Black'" style:font-pitch="variable"/>
    <style:font-face style:name="Nimbus Roman" svg:font-family="'Nimbus Roman'" style:font-family-generic="roman" style:font-pitch="variable"/>
    <style:font-face style:name="Noto Serif Tangut" svg:font-family="'Noto Serif Tangut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3:12:47.503283688</meta:creation-date>
    <dc:date>2020-06-14T17:23:54.859917670</dc:date>
    <meta:editing-duration>PT3H3M23S</meta:editing-duration>
    <meta:editing-cycles>69</meta:editing-cycles>
    <meta:generator>LibreOffice/6.4.4.2$Linux_X86_64 LibreOffice_project/40$Build-2</meta:generator>
    <meta:document-statistic meta:table-count="0" meta:image-count="0" meta:object-count="0" meta:page-count="7" meta:paragraph-count="170" meta:word-count="1383" meta:character-count="7253" meta:non-whitespace-character-count="6067"/>
  </office:meta>
</office:document-meta>
</file>